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AYZA FREITAS, HENRY JESU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499593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AYZA FREITAS, HENRY JESUS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49959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10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8T16:03:3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